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“done” button for building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4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9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0:32:46.365514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0T14:09:19.953366495</dc:date>
    <meta:editing-duration>P1DT7H48M47S</meta:editing-duration>
    <meta:editing-cycles>65</meta:editing-cycles>
    <meta:document-statistic meta:table-count="1" meta:cell-count="114" meta:object-count="0"/>
  </office:meta>
</office:document-meta>
</file>